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1000000001D32C84ABC71FCAF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nsolas1" svg:font-family="Consolas"/>
    <style:font-face style:name="Arial4" svg:font-family="Arial" style:font-family-generic="modern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rial" svg:font-family="Arial" style:font-pitch="variable"/>
    <style:font-face style:name="Consolas" svg:font-family="Consola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2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DejaVu Sans1" svg:font-family="'DejaVu Sans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slideWipe" smil:subtype="fromTop" smil:direction="rever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10.413cm" fo:min-width="6.895cm" fo:padding-top="0.125cm" fo:padding-bottom="0.125cm" fo:padding-left="0.25cm" fo:padding-right="0.25cm" fo:wrap-option="no-wrap"/>
    </style:style>
    <style:style style:name="gr2" style:family="graphic" style:parent-style-name="standard" style:list-style-name="L6">
      <style:graphic-properties draw:stroke="none" svg:stroke-width="0.035cm" draw:stroke-linejoin="miter" draw:fill="none" draw:textarea-vertical-align="top" draw:auto-grow-height="true" draw:fit-to-size="false" fo:min-height="0cm" fo:min-width="0cm" fo:padding-top="0.381cm" fo:padding-bottom="0.381cm" fo:padding-left="0.508cm" fo:padding-right="0.508cm" fo:wrap-option="wrap"/>
    </style:style>
    <style:style style:name="gr3" style:family="graphic">
      <style:graphic-properties style:protect="size"/>
    </style:style>
    <style:style style:name="gr4" style:family="graphic" style:parent-style-name="standard" style:list-style-name="L7">
      <style:graphic-properties draw:stroke="none" svg:stroke-width="0.035cm" draw:stroke-linejoin="miter" draw:fill="none" draw:textarea-vertical-align="top" draw:auto-grow-height="true" draw:fit-to-size="false" fo:min-height="0cm" fo:min-width="0cm" fo:padding-top="0.381cm" fo:padding-bottom="0.381cm" fo:padding-left="0.508cm" fo:padding-right="0.508cm" fo:wrap-option="wrap"/>
    </style:style>
    <style:style style:name="gr5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false" draw:fit-to-size="false" fo:padding-top="0.381cm" fo:padding-bottom="0.381cm" fo:padding-left="0.508cm" fo:padding-right="0.508cm" fo:wrap-option="wrap"/>
    </style:style>
    <style:style style:name="gr6" style:family="graphic" style:parent-style-name="standard" style:list-style-name="L7">
      <style:graphic-properties draw:stroke="solid" svg:stroke-width="0.026cm" svg:stroke-color="#000000" draw:fill="bitmap" draw:fill-image-name="msFillBitmap_20_1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3.141cm" fo:min-width="6.906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7" style:family="graphic" style:parent-style-name="standard" style:list-style-name="L8">
      <style:graphic-properties draw:stroke="solid" svg:stroke-width="0.026cm" svg:stroke-color="#000000" draw:fill="bitmap" draw:fill-image-name="msFillBitmap_20_2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3.564cm" fo:min-width="13.468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8" style:family="graphic" style:parent-style-name="standard">
      <style:graphic-properties draw:stroke="solid" svg:stroke-width="0.026cm" svg:stroke-color="#000000" draw:fill="bitmap" draw:fill-image-name="msFillBitmap_20_3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9" style:family="graphic" style:parent-style-name="standard">
      <style:graphic-properties draw:stroke="solid" svg:stroke-width="0.071cm" svg:stroke-color="#ff0000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000000" draw:fill="bitmap" draw:fill-image-name="msFillBitmap_20_4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1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381cm" fo:padding-bottom="0.381cm" fo:padding-left="0.508cm" fo:padding-right="0.508cm" fo:wrap-option="wrap"/>
    </style:style>
    <style:style style:name="gr12" style:family="graphic" style:parent-style-name="standard">
      <style:graphic-properties draw:stroke="solid" svg:stroke-width="0.026cm" svg:stroke-color="#000000" draw:fill="bitmap" draw:fill-image-name="msFillBitmap_20_5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3" style:family="graphic" style:parent-style-name="standard">
      <style:graphic-properties draw:stroke="solid" svg:stroke-width="0.026cm" svg:stroke-color="#000000" draw:fill="bitmap" draw:fill-image-name="msFillBitmap_20_6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4" style:family="graphic" style:parent-style-name="standard">
      <style:graphic-properties draw:stroke="solid" svg:stroke-width="0.071cm" svg:stroke-color="#00b050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26cm" svg:stroke-color="#000000" draw:fill="bitmap" draw:fill-image-name="msFillBitmap_20_7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6" style:family="graphic" style:parent-style-name="standard">
      <style:graphic-properties draw:stroke="solid" svg:stroke-width="0.026cm" svg:stroke-color="#000000" draw:fill="bitmap" draw:fill-image-name="msFillBitmap_20_8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26cm" svg:stroke-color="#000000" draw:fill="bitmap" draw:fill-image-name="msFillBitmap_20_9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9" style:family="graphic" style:parent-style-name="standard">
      <style:graphic-properties draw:stroke="solid" svg:stroke-width="0.026cm" svg:stroke-color="#000000" draw:fill="bitmap" draw:fill-image-name="msFillBitmap_20_10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20" style:family="graphic" style:parent-style-name="standard" style:list-style-name="L7">
      <style:graphic-properties draw:stroke="none" svg:stroke-width="0.035cm" draw:stroke-linejoin="miter" draw:fill="none" draw:textarea-vertical-align="top" draw:auto-grow-height="true" draw:fit-to-size="false" fo:min-height="0cm" fo:min-width="0cm" fo:padding-top="0.381cm" fo:padding-bottom="0.381cm" fo:padding-left="0.508cm" fo:padding-right="0.508cm" fo:wrap-option="wrap"/>
    </style:style>
    <style:style style:name="gr21" style:family="graphic" style:parent-style-name="standard" style:list-style-name="L7">
      <style:graphic-properties draw:stroke="solid" svg:stroke-width="0.026cm" svg:stroke-color="#000000" draw:fill="bitmap" draw:fill-image-name="msFillBitmap_20_5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3.776cm" fo:min-width="6.483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22" style:family="graphic" style:parent-style-name="standard" style:list-style-name="L9">
      <style:graphic-properties draw:stroke="solid" svg:stroke-width="0.026cm" svg:stroke-color="#000000" draw:fill="bitmap" draw:fill-image-name="msFillBitmap_20_6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2.929cm" fo:min-width="5.848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23" style:family="graphic" style:parent-style-name="standard">
      <style:graphic-properties draw:stroke="solid" svg:stroke-width="0.071cm" svg:stroke-color="#00b050" draw:fill="none" draw:textarea-vertical-align="middle" draw:auto-grow-height="false" draw:fit-to-size="false" fo:min-height="1.161cm" fo:min-width="7.967cm" fo:padding-top="0.125cm" fo:padding-bottom="0.125cm" fo:padding-left="0.25cm" fo:padding-right="0.25cm" fo:wrap-option="wrap"/>
    </style:style>
    <style:style style:name="pr1" style:family="presentation" style:parent-style-name="שקופית_20_כותרת_5f_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_5f_-subtitle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3" style:family="presentation" style:parent-style-name="שקופית_20_כותרת_5f_-notes">
      <style:graphic-properties draw:stroke="none" svg:stroke-width="0.026cm" draw:stroke-linejoin="round" draw:fill="none" draw:fill-color="#ffffff" draw:textarea-vertical-align="middle" draw:auto-grow-height="false" draw:fit-to-size="false" fo:min-height="12.793cm" fo:padding-top="0.134cm" fo:padding-bottom="0.134cm" fo:padding-left="0.269cm" fo:padding-right="0.269cm" fo:wrap-option="no-wrap"/>
    </style:style>
    <style:style style:name="pr4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fo:min-height="3.181cm" fo:padding-top="0.125cm" fo:padding-bottom="0.254cm" fo:padding-left="0.25cm" fo:padding-right="0.25cm" fo:wrap-option="wrap"/>
    </style:style>
    <style:style style:name="pr5" style:family="presentation" style:parent-style-name="כותרת_20_ותוכן-notes">
      <style:graphic-properties draw:fill-color="#ffffff" fo:min-height="13.364cm"/>
    </style:style>
    <style:style style:name="pr6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7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8" style:family="presentation" style:parent-style-name="כותרת_20_ותוכן-backgroundobjects" style:list-style-name="L4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9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pr10" style:family="presentation" style:parent-style-name="שקופית_20_כותרת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8" style:family="paragraph">
      <style:paragraph-properties fo:margin-top="0cm" fo:margin-bottom="0cm" fo:line-height="100%" fo:text-align="start" style:writing-mode="lr-tb"/>
    </style:style>
    <style:style style:name="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40pt"/>
    </style:style>
    <style:style style:name="P10" style:family="paragraph">
      <loext:graphic-properties draw:fill-color="#ffffff"/>
    </style:style>
    <style:style style:name="P11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3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loext:graphic-properties draw:fill="none"/>
      <style:paragraph-properties fo:text-align="start" style:font-independent-line-spacing="true"/>
      <style:text-properties style:font-name="Courier New1" fo:font-size="26pt"/>
    </style:style>
    <style:style style:name="P15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style:font-name="Courier New1" fo:font-size="24pt"/>
    </style:style>
    <style:style style:name="P1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7" style:family="paragraph">
      <loext:graphic-properties draw:fill="bitmap" draw:fill-image-name="msFillBitmap_20_1" draw:fill-image-width="0.394cm" draw:fill-image-height="0.024cm" style:repeat="repeat" draw:fill-image-ref-point-x="0%" draw:fill-image-ref-point-y="0%" draw:fill-image-ref-point="center"/>
      <style:paragraph-properties fo:margin-top="0cm" fo:margin-bottom="0cm" fo:line-height="100%" fo:text-align="start" style:writing-mode="lr-tb" style:font-independent-line-spacing="true"/>
      <style:text-properties style:font-name="Courier New1" fo:font-size="24pt"/>
    </style:style>
    <style:style style:name="P18" style:family="paragraph">
      <style:paragraph-properties fo:margin-left="0.794cm" fo:margin-right="0cm" fo:margin-top="0cm" fo:margin-bottom="0cm" fo:line-height="90%" fo:text-align="start" fo:text-indent="-0.793cm" style:writing-mode="lr-tb">
        <style:tab-stops>
          <style:tab-stop style:position="0cm"/>
        </style:tab-stops>
      </style:paragraph-properties>
    </style:style>
    <style:style style:name="P19" style:family="paragraph">
      <loext:graphic-properties draw:fill="bitmap" draw:fill-image-name="msFillBitmap_20_2" draw:fill-image-width="0.394cm" draw:fill-image-height="0.024cm" style:repeat="repeat" draw:fill-image-ref-point-x="0%" draw:fill-image-ref-point-y="0%" draw:fill-image-ref-point="center"/>
      <style:paragraph-properties fo:margin-left="0.794cm" fo:margin-right="0cm" fo:margin-top="0cm" fo:margin-bottom="0cm" fo:line-height="90%" fo:text-align="start" fo:text-indent="-0.793cm" style:writing-mode="lr-tb" style:font-independent-line-spacing="true">
        <style:tab-stops>
          <style:tab-stop style:position="0cm"/>
        </style:tab-stops>
      </style:paragraph-properties>
      <style:text-properties style:font-name="Courier New1" fo:font-size="24pt"/>
    </style:style>
    <style:style style:name="P20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21" style:family="paragraph">
      <loext:graphic-properties draw:fill="bitmap" draw:fill-image-name="msFillBitmap_20_3" draw:fill-image-width="0.394cm" draw:fill-image-height="0.024cm" style:repeat="repeat" draw:fill-image-ref-point-x="0%" draw:fill-image-ref-point-y="0%" draw:fill-image-ref-point="center"/>
      <style:paragraph-properties fo:text-align="start" style:writing-mode="lr-tb" style:font-independent-line-spacing="true"/>
      <style:text-properties fo:font-size="24pt"/>
    </style:style>
    <style:style style:name="P22" style:family="paragraph">
      <loext:graphic-properties draw:fill="bitmap" draw:fill-image-name="msFillBitmap_20_4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23" style:family="paragraph">
      <style:paragraph-properties fo:margin-top="0cm" fo:margin-bottom="0cm" fo:line-height="120%" fo:text-align="start" style:writing-mode="lr-tb"/>
    </style:style>
    <style:style style:name="P24" style:family="paragraph">
      <loext:graphic-properties draw:fill="bitmap" draw:fill-image-name="msFillBitmap_20_5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25" style:family="paragraph">
      <loext:graphic-properties draw:fill="bitmap" draw:fill-image-name="msFillBitmap_20_6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26" style:family="paragraph">
      <loext:graphic-properties draw:fill="bitmap" draw:fill-image-name="msFillBitmap_20_7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27" style:family="paragraph">
      <loext:graphic-properties draw:fill="bitmap" draw:fill-image-name="msFillBitmap_20_8" draw:fill-image-width="0.394cm" draw:fill-image-height="0.024cm" style:repeat="repeat" draw:fill-image-ref-point-x="0%" draw:fill-image-ref-point-y="0%" draw:fill-image-ref-point="center"/>
      <style:paragraph-properties fo:text-align="start" style:writing-mode="lr-tb" style:font-independent-line-spacing="true"/>
      <style:text-properties fo:font-size="24pt"/>
    </style:style>
    <style:style style:name="P28" style:family="paragraph">
      <loext:graphic-properties draw:fill="bitmap" draw:fill-image-name="msFillBitmap_20_9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29" style:family="paragraph">
      <style:paragraph-properties fo:margin-left="0.794cm" fo:margin-right="0cm" fo:margin-top="0cm" fo:margin-bottom="0cm" fo:line-height="90%" fo:text-align="start" fo:text-indent="-0.793cm" style:writing-mode="rl-tb">
        <style:tab-stops>
          <style:tab-stop style:position="0cm"/>
        </style:tab-stops>
      </style:paragraph-properties>
    </style:style>
    <style:style style:name="P30" style:family="paragraph">
      <loext:graphic-properties draw:fill="bitmap" draw:fill-image-name="msFillBitmap_20_10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31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32" style:family="paragraph">
      <loext:graphic-properties draw:fill="none"/>
      <style:paragraph-properties fo:margin-top="0cm" fo:margin-bottom="0cm" fo:line-height="120%" fo:text-align="start" style:writing-mode="lr-tb" style:font-independent-line-spacing="true"/>
      <style:text-properties fo:font-size="24pt"/>
    </style:style>
    <style:style style:name="P33" style:family="paragraph">
      <loext:graphic-properties draw:fill="bitmap" draw:fill-image-name="msFillBitmap_20_5" draw:fill-image-width="0.394cm" draw:fill-image-height="0.024cm" style:repeat="repeat" draw:fill-image-ref-point-x="0%" draw:fill-image-ref-point-y="0%" draw:fill-image-ref-point="center"/>
      <style:paragraph-properties fo:margin-top="0cm" fo:margin-bottom="0cm" fo:line-height="100%" fo:text-align="start" style:writing-mode="lr-tb" style:font-independent-line-spacing="true"/>
      <style:text-properties fo:font-size="24pt"/>
    </style:style>
    <style:style style:name="P34" style:family="paragraph">
      <loext:graphic-properties draw:fill="bitmap" draw:fill-image-name="msFillBitmap_20_6" draw:fill-image-width="0.394cm" draw:fill-image-height="0.024cm" style:repeat="repeat" draw:fill-image-ref-point-x="0%" draw:fill-image-ref-point-y="0%" draw:fill-image-ref-point="center"/>
      <style:paragraph-properties fo:margin-left="0.794cm" fo:margin-right="0cm" fo:margin-top="0cm" fo:margin-bottom="0cm" fo:line-height="90%" fo:text-align="start" fo:text-indent="-0.793cm" style:writing-mode="lr-tb" style:font-independent-line-spacing="true">
        <style:tab-stops>
          <style:tab-stop style:position="0cm"/>
        </style:tab-stops>
      </style:paragraph-properties>
      <style:text-properties fo:font-size="24pt"/>
    </style:style>
    <style:style style:name="P35" style:family="paragraph">
      <loext:graphic-properties draw:fill-color="#ffffff"/>
      <style:text-properties fo:font-size="20pt"/>
    </style:style>
    <style:style style:name="P36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style:font-name="Consolas1" fo:font-size="40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5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variant="normal" fo:text-transform="none" fo:color="#0000ff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800000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0000ff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12" style:family="text">
      <style:text-properties fo:font-variant="normal" fo:text-transform="none" fo:color="#800000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14" style:family="text">
      <style:text-properties fo:font-variant="normal" fo:text-transform="none" fo:color="#00b050" style:text-line-through-style="none" style:text-line-through-type="none" style:text-position="0% 100%" style:font-name="Courier New1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15" style:family="text">
      <style:text-properties fo:font-variant="normal" fo:text-transform="none" fo:color="#0000ff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font-variant="normal" fo:text-transform="none" fo:color="#800000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8" style:family="text">
      <style:text-properties fo:font-variant="normal" fo:text-transform="none" fo:color="#ff0000" style:text-line-through-style="none" style:text-line-through-type="none" style:text-position="0% 100%" style:font-name="Courier New1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19" style:family="text">
      <style:text-properties fo:font-variant="normal" fo:text-transform="none" fo:color="#0000ff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onsolas1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22" style:family="text">
      <style:text-properties fo:font-variant="normal" fo:text-transform="none" fo:color="#800000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3" style:family="text">
      <style:text-properties fo:font-variant="normal" fo:text-transform="none" fo:color="#800080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4" style:family="text">
      <style:text-properties fo:font-variant="normal" fo:text-transform="none" fo:color="#cc9900" style:text-line-through-style="none" style:text-line-through-type="none" style:text-position="0% 100%" style:font-name="Courier New1" fo:font-size="20pt" fo:letter-spacing="normal" fo:font-style="normal" style:text-underline-style="none" fo:font-weight="bold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ourier New1" fo:font-size="20pt" fo:letter-spacing="normal" fo:font-style="normal" style:text-underline-style="none" fo:font-weight="bold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b05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cc99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_5f_" presentation:presentation-page-layout-name="AL1T0" xml:id="id1" draw:id="id1">
        <office:forms form:automatic-focus="false" form:apply-design-mode="false"/>
        <draw:frame draw:name="Rectangle 1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Composition and initialization</text:span></text:p>
          </draw:text-box>
        </draw:frame>
        <draw:frame draw:name="כותרת משנה 3" presentation:style-name="pr2" draw:text-style-name="P4" draw:layer="layout" svg:width="17.779cm" svg:height="4.444cm" svg:x="4.573cm" svg:y="11.43cm">
          <draw:text-box>
            <text:p text:style-name="P3"><text:span text:style-name="T2"/></text:p>
            <text:list text:style-name="L1">
              <text:list-item>
                <text:p text:style-name="P3"><text:span text:style-name="T2">Version 1: Dr. Ofir Pele</text:span></text:p>
              </text:list-item>
              <text:list-item>
                <text:p text:style-name="P3"><text:span text:style-name="T2">Version 2: Dr. Miri Ben-Nissan</text:span></text:p>
              </text:list-item>
              <text:list-item>
                <text:p text:style-name="P3"><text:span text:style-name="T2">Version 3: Dr. Erel Segal-Halevi</text:span></text:p>
              </text:list-item>
            </text:list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indefinite" presentation:node-type="main-sequence"/>
        </anim:par>
        <presentation:notes draw:style-name="dp2">
          <draw:custom-shape draw:name="Text Box 1" draw:style-name="gr1" draw:text-style-name="P5" draw:layer="layout" svg:width="7.394cm" svg:height="10.662cm" svg:x="6.165cm" svg:y="2.15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ctangle 2" presentation:style-name="pr3" draw:text-style-name="P6" draw:layer="layout" svg:width="15.773cm" svg:height="12.787cm" svg:x="1.971cm" svg:y="13.507cm" presentation:class="notes" presentation:placeholder="true" presentation:user-transformed="true">
            <draw:text-box/>
          </draw:frame>
        </presentation:notes>
      </draw:page>
      <draw:page draw:name="The paramaterless ctor (aka default ctor)" draw:style-name="dp3" draw:master-page-name="כותרת_20_ותוכן" presentation:presentation-page-layout-name="AL2T11" xml:id="id2" draw:id="id2">
        <office:forms form:automatic-focus="false" form:apply-design-mode="false"/>
        <draw:frame draw:name="Rectangle 2" presentation:style-name="pr4" draw:text-style-name="P2" draw:layer="layout" svg:width="23.706cm" svg:height="1.776cm" svg:x="0.847cm" svg:y="0.423cm" presentation:class="title" presentation:user-transformed="true">
          <draw:text-box>
            <text:p text:style-name="P7"><text:span text:style-name="T3">Composition</text:span></text:p>
          </draw:text-box>
        </draw:frame>
        <draw:custom-shape draw:name="Text Box 4" draw:style-name="gr2" draw:text-style-name="P9" draw:layer="layout" svg:width="17.94cm" svg:height="15.998cm" svg:x="1.27cm" svg:y="2.793cm">
          <text:p text:style-name="P8"><text:span text:style-name="T4">In Java – pointers.</text:span></text:p>
          <text:p text:style-name="P8"><text:span text:style-name="T4"/></text:p>
          <text:p text:style-name="P8"><text:span text:style-name="T4">In C++ - objects.</text:span></text:p>
          <text:p text:style-name="P8"><text:span text:style-name="T4"/></text:p>
          <text:p text:style-name="P8"><text:span text:style-name="T4">Construction order: <text:s text:c="4"/>small to big.</text:span></text:p>
          <text:p text:style-name="P8"><text:span text:style-name="T4"/></text:p>
          <text:p text:style-name="P8"><text:span text:style-name="T4">Destruction order: </text:span><text:span text:style-name="T4"><text:line-break/></text:span><text:span text:style-name="T4">big to small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4">
          <draw:page-thumbnail draw:style-name="gr3" draw:layer="layout" svg:width="14.848cm" svg:height="11.136cm" svg:x="3.075cm" svg:y="2.257cm" draw:page-number="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כותרת_20_ותוכן" presentation:presentation-page-layout-name="AL2T11" xml:id="id3" draw:id="id3">
        <office:forms form:automatic-focus="false" form:apply-design-mode="false"/>
        <draw:frame draw:name="Rectangle 2" presentation:style-name="pr4" draw:text-style-name="P2" draw:layer="layout" svg:width="23.706cm" svg:height="1.776cm" svg:x="0.847cm" svg:y="0.423cm" presentation:class="title" presentation:user-transformed="true">
          <draw:text-box>
            <text:p text:style-name="P7"><text:span text:style-name="T3">The paramaterless ctor (aka </text:span><text:span text:style-name="T5">default ctor</text:span><text:span text:style-name="T3">)</text:span></text:p>
          </draw:text-box>
        </draw:frame>
        <draw:frame draw:name="מציין מיקום של מספר שקופית 4" presentation:style-name="pr6" draw:text-style-name="P12" draw:layer="layout" svg:width="0.846cm" svg:height="0.846cm" svg:x="0cm" svg:y="18.203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frame draw:name="Rectangle 3" presentation:style-name="pr7" draw:text-style-name="P14" draw:layer="layout" svg:width="24.552cm" svg:height="12.911cm" svg:x="0.847cm" svg:y="5.927cm" presentation:class="outline" presentation:user-transformed="true">
          <draw:text-box>
            <text:p text:style-name="P13"><text:span text:style-name="T7"/></text:p>
            <text:p text:style-name="P13"><text:span text:style-name="T7">class</text:span><text:span text:style-name="T8"> A { </text:span><text:span text:style-name="T8"><text:line-break/></text:span><text:span text:style-name="T7">public</text:span><text:span text:style-name="T8">: </text:span><text:span text:style-name="T8"><text:line-break/></text:span><text:span text:style-name="T8"> A() { </text:span><text:span text:style-name="T8"><text:line-break/></text:span><text:span text:style-name="T8">  std::cout &lt;&lt;</text:span></text:p>
            <text:p text:style-name="P13"><text:span text:style-name="T8"><text:s text:c="2"/></text:span><text:span text:style-name="T9">"A - " </text:span><text:span text:style-name="T8">&lt;&lt;</text:span></text:p>
            <text:p text:style-name="P13"><text:span text:style-name="T9"><text:s text:c="2"/></text:span><text:span text:style-name="T9">"parameterless" </text:span><text:span text:style-name="T8">&lt;&lt;</text:span><text:span text:style-name="T9"> </text:span></text:p>
            <text:p text:style-name="P13"><text:span text:style-name="T9"><text:s text:c="2"/></text:span><text:span text:style-name="T9">" ctor\n"</text:span><text:span text:style-name="T8">; </text:span><text:span text:style-name="T8"><text:line-break/></text:span><text:span text:style-name="T8"> } </text:span><text:span text:style-name="T8"><text:line-break/></text:span><text:span text:style-name="T8">};</text:span></text:p>
          </draw:text-box>
        </draw:frame>
        <draw:custom-shape draw:name="Text Box 4" draw:style-name="gr4" draw:text-style-name="P15" draw:layer="layout" svg:width="17.94cm" svg:height="9.907cm" svg:x="10.634cm" svg:y="1.905cm">
          <text:p text:style-name="P8"><text:span text:style-name="T10">class</text:span><text:span text:style-name="T11"> B { </text:span><text:span text:style-name="T11"><text:line-break/></text:span><text:span text:style-name="T11">   A _a1,_a2; </text:span><text:span text:style-name="T11"><text:line-break/></text:span><text:span text:style-name="T10">public</text:span><text:span text:style-name="T11">: </text:span><text:span text:style-name="T11"><text:line-break/></text:span><text:span text:style-name="T11">   B() { </text:span><text:span text:style-name="T11"><text:line-break/></text:span><text:span text:style-name="T11">    <text:s/>std::cout &lt;&lt;</text:span></text:p>
          <text:p text:style-name="P8"><text:span text:style-name="T11"><text:s text:c="5"/></text:span><text:span text:style-name="T12">"B – parameterless " </text:span><text:span text:style-name="T11">&lt;&lt;</text:span><text:span text:style-name="T12"> </text:span></text:p>
          <text:p text:style-name="P8"><text:span text:style-name="T12"><text:s text:c="5"/></text:span><text:span text:style-name="T12">"ctor\n"</text:span><text:span text:style-name="T11">; </text:span><text:span text:style-name="T11"><text:line-break/></text:span><text:span text:style-name="T11"> <text:s text:c="2"/>} </text:span><text:span text:style-name="T11"><text:line-break/></text:span><text:span text:style-name="T11">}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5" draw:text-style-name="P16" draw:layer="layout" svg:x1="10.795cm" svg:y1="2.54cm" svg:x2="10.796cm" svg:y2="18.415cm">
          <text:p/>
        </draw:line>
        <draw:custom-shape draw:name="Rectangle 7" draw:style-name="gr6" draw:text-style-name="P17" draw:layer="layout" svg:width="7.407cm" svg:height="3.386cm" svg:x="0.847cm" svg:y="2.117cm">
          <text:p text:style-name="P8"><text:span text:style-name="T10">int</text:span><text:span text:style-name="T11"> main() { </text:span><text:span text:style-name="T11"><text:line-break/></text:span><text:span text:style-name="T11">   B b;</text:span></text:p>
          <text:p text:style-name="P8"><text:span text:style-name="T11">} </text:span><text:span text:style-name="T13"><text:line-break/></text:span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7" draw:text-style-name="P19" draw:layer="layout" svg:width="13.969cm" svg:height="3.809cm" svg:x="11.43cm" svg:y="14.817cm">
          <text:p text:style-name="P18"><text:span text:style-name="T14">// output</text:span></text:p>
          <text:p text:style-name="P18"><text:span text:style-name="T13">A – parameterless ctor</text:span></text:p>
          <text:p text:style-name="P18"><text:span text:style-name="T13">A – parameterless ctor</text:span></text:p>
          <text:p text:style-name="P18"><text:span text:style-name="T13">B - parameterless 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4">
          <draw:page-thumbnail draw:style-name="gr3" draw:layer="layout" svg:width="14.848cm" svg:height="11.136cm" svg:x="3.075cm" svg:y="2.257cm" draw:page-number="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paramaterless ctor (aka default ctor)" draw:style-name="dp3" draw:master-page-name="כותרת_20_ותוכן" presentation:presentation-page-layout-name="AL2T11" xml:id="id4" draw:id="id4">
        <office:forms form:automatic-focus="false" form:apply-design-mode="false"/>
        <draw:frame draw:name="Rectangle 2" presentation:style-name="pr4" draw:text-style-name="P2" draw:layer="layout" svg:width="23.706cm" svg:height="1.776cm" svg:x="0.847cm" svg:y="0.423cm" presentation:class="title" presentation:user-transformed="true">
          <draw:text-box>
            <text:p text:style-name="P7"><text:span text:style-name="T3">The paramaterless ctor (aka </text:span><text:span text:style-name="T5">default ctor</text:span><text:span text:style-name="T3">)</text:span></text:p>
          </draw:text-box>
        </draw:frame>
        <draw:frame draw:name="מציין מיקום של מספר שקופית 4" presentation:style-name="pr6" draw:text-style-name="P12" draw:layer="layout" svg:width="0.846cm" svg:height="0.846cm" svg:x="0cm" svg:y="18.203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frame draw:name="Rectangle 3" presentation:style-name="pr7" draw:text-style-name="P20" draw:layer="layout" svg:width="24.764cm" svg:height="13.546cm" svg:x="0.847cm" svg:y="6.138cm" presentation:class="outline" presentation:user-transformed="true">
          <draw:text-box>
            <text:p text:style-name="P13"><text:span text:style-name="T15"/></text:p>
            <text:p text:style-name="P13"><text:span text:style-name="T15">class</text:span><text:span text:style-name="T16"> A { </text:span><text:span text:style-name="T16"><text:line-break/></text:span><text:span text:style-name="T15">public</text:span><text:span text:style-name="T16">: </text:span><text:span text:style-name="T16"><text:line-break/></text:span><text:span text:style-name="T16">  A(</text:span><text:span text:style-name="T15">int</text:span><text:span text:style-name="T16"> a) { </text:span><text:span text:style-name="T16"><text:line-break/></text:span><text:span text:style-name="T16">   std::cout &lt;&lt;</text:span></text:p>
            <text:p text:style-name="P13"><text:span text:style-name="T16"><text:s text:c="3"/></text:span><text:span text:style-name="T17">"A ctor with one </text:span></text:p>
            <text:p text:style-name="P13"><text:span text:style-name="T17"><text:s text:c="4"/></text:span><text:span text:style-name="T17">parameter\n"</text:span><text:span text:style-name="T16">; </text:span><text:span text:style-name="T16"><text:line-break/></text:span><text:span text:style-name="T16"> <text:s/>} <text:s/></text:span></text:p>
            <text:p text:style-name="P13"><text:span text:style-name="T16">}; </text:span><text:span text:style-name="T16"><text:line-break/></text:span><text:span text:style-name="T16"/></text:p>
          </draw:text-box>
        </draw:frame>
        <draw:line draw:name="Line 5" draw:style-name="gr5" draw:text-style-name="P16" draw:layer="layout" svg:x1="10.371cm" svg:y1="2.328cm" svg:x2="10.372cm" svg:y2="16.298cm">
          <text:p/>
        </draw:line>
        <draw:custom-shape draw:name="Rectangle 7" draw:style-name="gr8" draw:text-style-name="P21" draw:layer="layout" svg:width="18.474cm" svg:height="2.539cm" svg:x="6.138cm" svg:y="15.24cm">
          <text:p text:style-name="P18"><text:span text:style-name="T18">// compilation error</text:span></text:p>
          <text:p text:style-name="P18"><text:span text:style-name="T13">No parameterless ctor for _a1, _a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1" draw:style-name="gr9" draw:text-style-name="P16" draw:layer="layout" svg:width="4.656cm" svg:height="1.269cm" svg:x="1.693cm" svg:y="9.3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0" draw:text-style-name="P22" draw:layer="layout" svg:width="7.407cm" svg:height="3.386cm" svg:x="0.847cm" svg:y="2.117cm">
          <text:p text:style-name="P8"><text:span text:style-name="T19">int</text:span><text:span text:style-name="T20"> main() { </text:span><text:span text:style-name="T20"><text:line-break/></text:span><text:span text:style-name="T20">   B b;</text:span></text:p>
          <text:p text:style-name="P8"><text:span text:style-name="T20">} </text:span><text:span text:style-name="T21"><text:line-break/></text:span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1" draw:text-style-name="P16" draw:layer="layout" svg:width="17.94cm" svg:height="9.907cm" svg:x="10.634cm" svg:y="1.905cm">
          <text:p text:style-name="P8"><text:span text:style-name="T19">class</text:span><text:span text:style-name="T20"> B { </text:span><text:span text:style-name="T20"><text:line-break/></text:span><text:span text:style-name="T20">   A _a1,_a2; </text:span><text:span text:style-name="T20"><text:line-break/></text:span><text:span text:style-name="T19">public</text:span><text:span text:style-name="T20">: </text:span><text:span text:style-name="T20"><text:line-break/></text:span><text:span text:style-name="T20">   B() { </text:span><text:span text:style-name="T20"><text:line-break/></text:span><text:span text:style-name="T20">    <text:s/>std::cout &lt;&lt;</text:span></text:p>
          <text:p text:style-name="P8"><text:span text:style-name="T20"><text:s text:c="5"/></text:span><text:span text:style-name="T22">"B – parameterless " </text:span><text:span text:style-name="T20">&lt;&lt;</text:span><text:span text:style-name="T22"> </text:span></text:p>
          <text:p text:style-name="P8"><text:span text:style-name="T22"><text:s text:c="5"/></text:span><text:span text:style-name="T22">"ctor\n"</text:span><text:span text:style-name="T20">; </text:span><text:span text:style-name="T20"><text:line-break/></text:span><text:span text:style-name="T20"> <text:s text:c="2"/>} </text:span><text:span text:style-name="T20"><text:line-break/></text:span><text:span text:style-name="T20">}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4">
          <draw:page-thumbnail draw:style-name="gr3" draw:layer="layout" svg:width="14.848cm" svg:height="11.136cm" svg:x="3.075cm" svg:y="2.257cm" draw:page-number="4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initialization list" draw:style-name="dp3" draw:master-page-name="כותרת_20_ותוכן" presentation:presentation-page-layout-name="AL2T11" xml:id="id5" draw:id="id5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7"><text:span text:style-name="T3">The initialization list</text:span></text:p>
          </draw:text-box>
        </draw:frame>
        <draw:frame draw:name="מציין מיקום של מספר שקופית 4" presentation:style-name="pr6" draw:text-style-name="P12" draw:layer="layout" svg:width="0.846cm" svg:height="0.846cm" svg:x="0cm" svg:y="18.203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frame draw:name="Rectangle 3" presentation:style-name="pr7" draw:text-style-name="P20" draw:layer="layout" svg:width="12.064cm" svg:height="12.064cm" svg:x="0.212cm" svg:y="6.562cm" presentation:class="outline" presentation:user-transformed="true">
          <draw:text-box>
            <text:p text:style-name="P13"><text:span text:style-name="T15"/></text:p>
            <text:p text:style-name="P13"><text:span text:style-name="T15">class</text:span><text:span text:style-name="T16"> A {</text:span><text:span text:style-name="T16"><text:line-break/></text:span><text:span text:style-name="T15">public</text:span><text:span text:style-name="T16">: </text:span><text:span text:style-name="T16"><text:line-break/></text:span><text:span text:style-name="T16">   A(</text:span><text:span text:style-name="T15">int</text:span><text:span text:style-name="T16"> a) { </text:span><text:span text:style-name="T16"><text:line-break/></text:span><text:span text:style-name="T16">    <text:s text:c="2"/>std::cout &lt;&lt;</text:span></text:p>
            <text:p text:style-name="P13"><text:span text:style-name="T16"><text:s text:c="6"/></text:span><text:span text:style-name="T17">"A (" </text:span><text:span text:style-name="T16">&lt;&lt; a &lt;&lt; </text:span><text:span text:style-name="T17">") "</text:span><text:span text:style-name="T16"> </text:span><text:span text:style-name="T16"><text:line-break/></text:span><text:span text:style-name="T16">    <text:s text:c="2"/>&lt;&lt; std::endl; </text:span><text:span text:style-name="T16"><text:line-break/></text:span><text:span text:style-name="T16"> <text:s text:c="2"/>} </text:span><text:span text:style-name="T16"><text:line-break/></text:span><text:span text:style-name="T16">};</text:span></text:p>
          </draw:text-box>
        </draw:frame>
        <draw:custom-shape draw:name="Text Box 4" draw:style-name="gr11" draw:text-style-name="P16" draw:layer="layout" svg:width="12.699cm" svg:height="13.969cm" svg:x="12.7cm" svg:y="2.963cm">
          <text:p text:style-name="P23"><text:span text:style-name="T19">class</text:span><text:span text:style-name="T20"> B { </text:span><text:span text:style-name="T20"><text:line-break/></text:span><text:span text:style-name="T20">   A _a1,_a2; </text:span><text:span text:style-name="T20"><text:line-break/></text:span><text:span text:style-name="T19">public</text:span><text:span text:style-name="T20">: </text:span><text:span text:style-name="T20"><text:line-break/></text:span><text:span text:style-name="T20">  B(</text:span><text:span text:style-name="T19">int</text:span><text:span text:style-name="T20"> i, </text:span><text:span text:style-name="T19">int</text:span><text:span text:style-name="T20"> j) </text:span></text:p>
          <text:p text:style-name="P23"><text:span text:style-name="T20"><text:s text:c="2"/></text:span><text:span text:style-name="T20">:_a1 (i), _a2(j) </text:span><text:span text:style-name="T20"><text:line-break/></text:span><text:span text:style-name="T20"> <text:s/>{ </text:span><text:span text:style-name="T20"><text:line-break/></text:span><text:span text:style-name="T20">   <text:s/>std::cout</text:span></text:p>
          <text:p text:style-name="P23"><text:span text:style-name="T20"><text:s text:c="4"/></text:span><text:span text:style-name="T20">&lt;&lt; </text:span><text:span text:style-name="T22">"B cons"</text:span><text:span text:style-name="T20"> </text:span><text:span text:style-name="T20"><text:line-break/></text:span><text:span text:style-name="T20">   <text:s/>&lt;&lt; std::endl; </text:span><text:span text:style-name="T20"><text:line-break/></text:span><text:span text:style-name="T20"> <text:s/>} </text:span><text:span text:style-name="T20"><text:line-break/></text:span><text:span text:style-name="T20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5" draw:text-style-name="P16" draw:layer="layout" svg:x1="12.162cm" svg:y1="3.175cm" svg:x2="12.064cm" svg:y2="16.721cm">
          <text:p/>
        </draw:line>
        <draw:custom-shape draw:name="Rectangle 6" draw:style-name="gr12" draw:text-style-name="P24" draw:layer="layout" svg:width="6.984cm" svg:height="4.021cm" svg:x="0.423cm" svg:y="2.388cm">
          <text:p text:style-name="P8"><text:span text:style-name="T19">int</text:span><text:span text:style-name="T20"> main() { </text:span><text:span text:style-name="T20"><text:line-break/></text:span><text:span text:style-name="T20">   B b(</text:span><text:span text:style-name="T23">2</text:span><text:span text:style-name="T20">,</text:span><text:span text:style-name="T23">3</text:span><text:span text:style-name="T20">);</text:span></text:p>
          <text:p text:style-name="P8"><text:span text:style-name="T20">}</text:span><text:span text:style-name="T21"><text:line-break/></text:span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3" draw:text-style-name="P25" draw:layer="layout" svg:width="6.349cm" svg:height="3.174cm" svg:x="16.51cm" svg:y="15.134cm">
          <text:p text:style-name="P18"><text:span text:style-name="T24">// output</text:span></text:p>
          <text:p text:style-name="P18"><text:span text:style-name="T25">A (2)</text:span></text:p>
          <text:p text:style-name="P18"><text:span text:style-name="T25">A (3)</text:span></text:p>
          <text:p text:style-name="P18"><text:span text:style-name="T25">B c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9" draw:style-name="gr14" draw:text-style-name="P16" draw:layer="layout" svg:width="8.466cm" svg:height="1.41cm" svg:x="13.758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4">
          <draw:page-thumbnail draw:style-name="gr3" draw:layer="layout" svg:width="14.848cm" svg:height="11.136cm" svg:x="3.075cm" svg:y="2.257cm" draw:page-number="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tialization using pointers (1)" draw:style-name="dp3" draw:master-page-name="כותרת_20_ותוכן" presentation:presentation-page-layout-name="AL2T11" xml:id="id6" draw:id="id6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7"><text:span text:style-name="T3">Initialization using pointers (1)</text:span></text:p>
          </draw:text-box>
        </draw:frame>
        <draw:frame draw:name="מציין מיקום של מספר שקופית 4" presentation:style-name="pr6" draw:text-style-name="P12" draw:layer="layout" svg:width="0.846cm" svg:height="0.846cm" svg:x="0cm" svg:y="18.203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custom-shape draw:name="Text Box 4" draw:style-name="gr11" draw:text-style-name="P16" draw:layer="layout" svg:width="12.673cm" svg:height="17.626cm" svg:x="12.171cm" svg:y="2.54cm">
          <text:p text:style-name="P23"><text:span text:style-name="T19">class</text:span><text:span text:style-name="T20"> B { </text:span><text:span text:style-name="T20"><text:line-break/></text:span><text:span text:style-name="T20">   A *_ap; </text:span><text:span text:style-name="T20"><text:line-break/></text:span><text:span text:style-name="T19">public</text:span><text:span text:style-name="T20">: </text:span><text:span text:style-name="T20"><text:line-break/></text:span><text:span text:style-name="T20">   B(</text:span><text:span text:style-name="T19">int</text:span><text:span text:style-name="T20"> i); </text:span><text:span text:style-name="T20"><text:line-break/></text:span><text:span text:style-name="T20">}; </text:span></text:p>
          <text:p text:style-name="P23"><text:span text:style-name="T20"><text:line-break/></text:span><text:span text:style-name="T20">B::B(</text:span><text:span text:style-name="T19">int</text:span><text:span text:style-name="T20"> i) { </text:span><text:span text:style-name="T20"><text:line-break/></text:span><text:span text:style-name="T20">   _ap = </text:span><text:span text:style-name="T19">new</text:span><text:span text:style-name="T20"> A (i); </text:span><text:span text:style-name="T20"><text:line-break/></text:span><text:span text:style-name="T20">   cout &lt;&lt; </text:span><text:span text:style-name="T22">"B cons\n"</text:span><text:span text:style-name="T20">; </text:span><text:span text:style-name="T20"><text:line-break/></text:span><text:span text:style-name="T20">} </text:span><text:span text:style-name="T20"><text:line-break/></text:span><text:span text:style-name="T20"><text:line-break/></text:span><text:span text:style-name="T20"/></text:p>
          <text:p text:style-name="P23"><text:span text:style-name="T21"><text:line-break/></text:span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5" draw:text-style-name="P16" draw:layer="layout" svg:x1="12.162cm" svg:y1="3.175cm" svg:x2="12.064cm" svg:y2="18.415cm">
          <text:p/>
        </draw:line>
        <draw:custom-shape draw:name="Rectangle 6" draw:style-name="gr15" draw:text-style-name="P26" draw:layer="layout" svg:width="7.619cm" svg:height="4.021cm" svg:x="1.058cm" svg:y="2.328cm">
          <text:p text:style-name="P23"><text:span text:style-name="T19">int</text:span><text:span text:style-name="T20"> main() { </text:span><text:span text:style-name="T20"><text:line-break/></text:span><text:span text:style-name="T20">   B b(</text:span><text:span text:style-name="T23">2</text:span><text:span text:style-name="T20">);</text:span></text:p>
          <text:p text:style-name="P23"><text:span text:style-name="T2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6" draw:text-style-name="P27" draw:layer="layout" svg:width="11.641cm" svg:height="2.319cm" svg:x="13.547cm" svg:y="16.223cm">
          <text:p text:style-name="P18"><text:span text:style-name="T24">// output</text:span></text:p>
          <text:p text:style-name="P18"><text:span text:style-name="T25">A (2)</text:span></text:p>
          <text:p text:style-name="P18"><text:span text:style-name="T25">B c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7" draw:text-style-name="P20" draw:layer="layout" svg:width="12.064cm" svg:height="12.064cm" svg:x="0.212cm" svg:y="6.562cm">
          <text:p text:style-name="P13"><text:span text:style-name="T15">class</text:span><text:span text:style-name="T16"> A {</text:span><text:span text:style-name="T16"><text:line-break/></text:span><text:span text:style-name="T15">public</text:span><text:span text:style-name="T16">: </text:span><text:span text:style-name="T16"><text:line-break/></text:span><text:span text:style-name="T16">   A(</text:span><text:span text:style-name="T15">int</text:span><text:span text:style-name="T16"> a) { </text:span><text:span text:style-name="T16"><text:line-break/></text:span><text:span text:style-name="T16">    <text:s text:c="2"/>std::cout &lt;&lt;</text:span></text:p>
          <text:p text:style-name="P13"><text:span text:style-name="T16"><text:s text:c="6"/></text:span><text:span text:style-name="T17">"A (" </text:span><text:span text:style-name="T16">&lt;&lt; a &lt;&lt; </text:span><text:span text:style-name="T17">") "</text:span><text:span text:style-name="T16"> </text:span><text:span text:style-name="T16"><text:line-break/></text:span><text:span text:style-name="T16">    <text:s text:c="2"/>&lt;&lt; std::endl; </text:span><text:span text:style-name="T16"><text:line-break/></text:span><text:span text:style-name="T16"> <text:s text:c="2"/>} </text:span><text:span text:style-name="T16"><text:line-break/></text:span><text:span text:style-name="T16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4">
          <draw:page-thumbnail draw:style-name="gr3" draw:layer="layout" svg:width="14.848cm" svg:height="11.136cm" svg:x="3.075cm" svg:y="2.257cm" draw:page-number="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tialization using pointers (2)" draw:style-name="dp3" draw:master-page-name="כותרת_20_ותוכן" presentation:presentation-page-layout-name="AL2T11" xml:id="id7" draw:id="id7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7"><text:span text:style-name="T3">Initialization using pointers (2)</text:span></text:p>
          </draw:text-box>
        </draw:frame>
        <draw:frame draw:name="מציין מיקום של מספר שקופית 4" presentation:style-name="pr6" draw:text-style-name="P12" draw:layer="layout" svg:width="0.846cm" svg:height="0.846cm" svg:x="0cm" svg:y="18.203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custom-shape draw:name="Text Box 4" draw:style-name="gr11" draw:text-style-name="P16" draw:layer="layout" svg:width="12.673cm" svg:height="18.845cm" svg:x="12.171cm" svg:y="2.54cm">
          <text:p text:style-name="P23"><text:span text:style-name="T19">class</text:span><text:span text:style-name="T20"> B { </text:span><text:span text:style-name="T20"><text:line-break/></text:span><text:span text:style-name="T20">   A *_ap; </text:span><text:span text:style-name="T20"><text:line-break/></text:span><text:span text:style-name="T19">public</text:span><text:span text:style-name="T20">: </text:span><text:span text:style-name="T20"><text:line-break/></text:span><text:span text:style-name="T20">   B(</text:span><text:span text:style-name="T19">int</text:span><text:span text:style-name="T20"> i); </text:span><text:span text:style-name="T20"><text:line-break/></text:span><text:span text:style-name="T20">}; </text:span></text:p>
          <text:p text:style-name="P23"><text:span text:style-name="T20"><text:line-break/></text:span><text:span text:style-name="T20">B::B(</text:span><text:span text:style-name="T19">int</text:span><text:span text:style-name="T20"> i) </text:span></text:p>
          <text:p text:style-name="P23"><text:span text:style-name="T20"><text:s text:c="3"/></text:span><text:span text:style-name="T20">: _ap (</text:span><text:span text:style-name="T19">new</text:span><text:span text:style-name="T20"> A(i)) <text:s/></text:span></text:p>
          <text:p text:style-name="P23"><text:span text:style-name="T20">{ </text:span><text:span text:style-name="T20"><text:line-break/></text:span><text:span text:style-name="T20">   cout &lt;&lt; </text:span><text:span text:style-name="T22">"B cons\n"</text:span><text:span text:style-name="T20">; </text:span><text:span text:style-name="T20"><text:line-break/></text:span><text:span text:style-name="T20">} </text:span><text:span text:style-name="T20"><text:line-break/></text:span><text:span text:style-name="T20"><text:line-break/></text:span><text:span text:style-name="T20"/></text:p>
          <text:p text:style-name="P23"><text:span text:style-name="T21"><text:line-break/></text:span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5" draw:text-style-name="P16" draw:layer="layout" svg:x1="12.162cm" svg:y1="3.175cm" svg:x2="12.064cm" svg:y2="18.415cm">
          <text:p/>
        </draw:line>
        <draw:custom-shape draw:name="Rectangle 6" draw:style-name="gr18" draw:text-style-name="P28" draw:layer="layout" svg:width="7.619cm" svg:height="4.021cm" svg:x="1.058cm" svg:y="2.328cm">
          <text:p text:style-name="P23"><text:span text:style-name="T19">int</text:span><text:span text:style-name="T20"> main() { </text:span><text:span text:style-name="T20"><text:line-break/></text:span><text:span text:style-name="T20">   B b(</text:span><text:span text:style-name="T23">2</text:span><text:span text:style-name="T20">);</text:span></text:p>
          <text:p text:style-name="P23"><text:span text:style-name="T2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9" draw:text-style-name="P30" draw:layer="layout" svg:width="11.641cm" svg:height="2.319cm" svg:x="13.547cm" svg:y="16.51cm">
          <text:p text:style-name="P29"><text:span text:style-name="T24">// </text:span><text:span text:style-name="T24">output</text:span></text:p>
          <text:p text:style-name="P29"><text:span text:style-name="T25">A (2)</text:span></text:p>
          <text:p text:style-name="P29"><text:span text:style-name="T25">B c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7" draw:text-style-name="P20" draw:layer="layout" svg:width="12.064cm" svg:height="12.064cm" svg:x="0.212cm" svg:y="6.562cm">
          <text:p text:style-name="P13"><text:span text:style-name="T15">class</text:span><text:span text:style-name="T16"> A {</text:span><text:span text:style-name="T16"><text:line-break/></text:span><text:span text:style-name="T15">public</text:span><text:span text:style-name="T16">: </text:span><text:span text:style-name="T16"><text:line-break/></text:span><text:span text:style-name="T16">   A(</text:span><text:span text:style-name="T15">int</text:span><text:span text:style-name="T16"> a) { </text:span><text:span text:style-name="T16"><text:line-break/></text:span><text:span text:style-name="T16">    <text:s text:c="2"/>std::cout &lt;&lt;</text:span></text:p>
          <text:p text:style-name="P13"><text:span text:style-name="T16"><text:s text:c="6"/></text:span><text:span text:style-name="T17">"A (" </text:span><text:span text:style-name="T16">&lt;&lt; a &lt;&lt; </text:span><text:span text:style-name="T17">") "</text:span><text:span text:style-name="T16"> </text:span><text:span text:style-name="T16"><text:line-break/></text:span><text:span text:style-name="T16">    <text:s text:c="2"/>&lt;&lt; std::endl; </text:span><text:span text:style-name="T16"><text:line-break/></text:span><text:span text:style-name="T16"> <text:s text:c="2"/>} </text:span><text:span text:style-name="T16"><text:line-break/></text:span><text:span text:style-name="T16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9" draw:style-name="gr14" draw:text-style-name="P16" draw:layer="layout" svg:width="8.466cm" svg:height="1.41cm" svg:x="13.758cm" svg:y="11.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4">
          <draw:page-thumbnail draw:style-name="gr3" draw:layer="layout" svg:width="14.848cm" svg:height="11.136cm" svg:x="3.075cm" svg:y="2.257cm" draw:page-number="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initialization list" draw:style-name="dp3" draw:master-page-name="כותרת_20_ותוכן" presentation:presentation-page-layout-name="AL2T11" xml:id="id8" draw:id="id8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7"><text:span text:style-name="T3">The initialization list</text:span></text:p>
          </draw:text-box>
        </draw:frame>
        <draw:frame draw:name="מציין מיקום של מספר שקופית 4" presentation:style-name="pr8" draw:text-style-name="P31" draw:layer="layout" svg:width="0.846cm" svg:height="0.846cm" svg:x="0cm" svg:y="18.203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frame draw:name="Rectangle 3" presentation:style-name="pr7" draw:text-style-name="P20" draw:layer="layout" svg:width="12.064cm" svg:height="12.064cm" svg:x="0.212cm" svg:y="6.562cm" presentation:class="outline" presentation:user-transformed="true">
          <draw:text-box>
            <text:p text:style-name="P13"><text:span text:style-name="T15"/></text:p>
            <text:p text:style-name="P13"><text:span text:style-name="T15">class</text:span><text:span text:style-name="T16"> A {</text:span><text:span text:style-name="T16"><text:line-break/></text:span><text:span text:style-name="T15">public</text:span><text:span text:style-name="T16">: </text:span><text:span text:style-name="T16"><text:line-break/></text:span><text:span text:style-name="T16">   A(</text:span><text:span text:style-name="T15">int</text:span><text:span text:style-name="T16"> a) { </text:span><text:span text:style-name="T16"><text:line-break/></text:span><text:span text:style-name="T16">    <text:s text:c="2"/>std::cout &lt;&lt;</text:span></text:p>
            <text:p text:style-name="P13"><text:span text:style-name="T16"><text:s text:c="6"/></text:span><text:span text:style-name="T17">"A (" </text:span><text:span text:style-name="T16">&lt;&lt; a &lt;&lt; </text:span><text:span text:style-name="T17">") "</text:span><text:span text:style-name="T16"> </text:span><text:span text:style-name="T16"><text:line-break/></text:span><text:span text:style-name="T16">    <text:s text:c="2"/>&lt;&lt; std::endl; </text:span><text:span text:style-name="T16"><text:line-break/></text:span><text:span text:style-name="T16"> <text:s text:c="2"/>} </text:span><text:span text:style-name="T16"><text:line-break/></text:span><text:span text:style-name="T16">};</text:span></text:p>
          </draw:text-box>
        </draw:frame>
        <draw:custom-shape draw:name="Text Box 4" draw:style-name="gr20" draw:text-style-name="P32" draw:layer="layout" svg:width="12.699cm" svg:height="13.969cm" svg:x="12.7cm" svg:y="2.963cm">
          <text:p text:style-name="P23"><text:span text:style-name="T19">class</text:span><text:span text:style-name="T20"> B { </text:span><text:span text:style-name="T20"><text:line-break/></text:span><text:span text:style-name="T20">   A _a1,_a2; </text:span><text:span text:style-name="T20"><text:line-break/></text:span><text:span text:style-name="T19">public</text:span><text:span text:style-name="T20">: </text:span><text:span text:style-name="T20"><text:line-break/></text:span><text:span text:style-name="T20">  B(</text:span><text:span text:style-name="T19">int</text:span><text:span text:style-name="T20"> i, </text:span><text:span text:style-name="T19">int</text:span><text:span text:style-name="T20"> j) </text:span></text:p>
          <text:p text:style-name="P23"><text:span text:style-name="T20"><text:s text:c="2"/></text:span><text:span text:style-name="T20">:_a1 (i), _a2(j) </text:span><text:span text:style-name="T20"><text:line-break/></text:span><text:span text:style-name="T20"> <text:s/>{ </text:span><text:span text:style-name="T20"><text:line-break/></text:span><text:span text:style-name="T20">   <text:s/>std::cout</text:span></text:p>
          <text:p text:style-name="P23"><text:span text:style-name="T20"><text:s text:c="4"/></text:span><text:span text:style-name="T20">&lt;&lt; </text:span><text:span text:style-name="T22">"B cons"</text:span><text:span text:style-name="T20"> </text:span><text:span text:style-name="T20"><text:line-break/></text:span><text:span text:style-name="T20">   <text:s/>&lt;&lt; std::endl; </text:span><text:span text:style-name="T20"><text:line-break/></text:span><text:span text:style-name="T20"> <text:s/>} </text:span><text:span text:style-name="T20"><text:line-break/></text:span><text:span text:style-name="T20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5" draw:text-style-name="P16" draw:layer="layout" svg:x1="12.162cm" svg:y1="3.175cm" svg:x2="12.064cm" svg:y2="16.721cm">
          <text:p/>
        </draw:line>
        <draw:custom-shape draw:name="Rectangle 6" draw:style-name="gr21" draw:text-style-name="P33" draw:layer="layout" svg:width="6.984cm" svg:height="4.021cm" svg:x="0.423cm" svg:y="2.388cm">
          <text:p text:style-name="P8"><text:span text:style-name="T19">int</text:span><text:span text:style-name="T20"> main() { </text:span><text:span text:style-name="T20"><text:line-break/></text:span><text:span text:style-name="T20">   B b(</text:span><text:span text:style-name="T23">2</text:span><text:span text:style-name="T20">,</text:span><text:span text:style-name="T23">3</text:span><text:span text:style-name="T20">);</text:span></text:p>
          <text:p text:style-name="P8"><text:span text:style-name="T20">}</text:span><text:span text:style-name="T21"><text:line-break/></text:span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2" draw:text-style-name="P34" draw:layer="layout" svg:width="6.349cm" svg:height="3.174cm" svg:x="16.51cm" svg:y="15.134cm">
          <text:p text:style-name="P18"><text:span text:style-name="T24">// output</text:span></text:p>
          <text:p text:style-name="P18"><text:span text:style-name="T25">A (2)</text:span></text:p>
          <text:p text:style-name="P18"><text:span text:style-name="T25">A (3)</text:span></text:p>
          <text:p text:style-name="P18"><text:span text:style-name="T25">B c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9" draw:style-name="gr23" draw:text-style-name="P16" draw:layer="layout" svg:width="8.466cm" svg:height="1.41cm" svg:x="13.758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4">
          <draw:page-thumbnail draw:style-name="gr3" draw:layer="layout" svg:width="14.848cm" svg:height="11.136cm" svg:x="3.075cm" svg:y="2.257cm" draw:page-number="8" presentation:class="page"/>
          <draw:frame presentation:style-name="pr5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initialization list" draw:style-name="dp3" draw:master-page-name="כותרת_20_ותוכן" presentation:presentation-page-layout-name="AL2T11" xml:id="id9" draw:id="id9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7"><text:span text:style-name="T3">The initialization list</text:span></text:p>
          </draw:text-box>
        </draw:frame>
        <draw:frame draw:name="מציין מיקום של מספר שקופית 4" presentation:style-name="pr6" draw:text-style-name="P12" draw:layer="layout" svg:width="0.846cm" svg:height="0.846cm" svg:x="0cm" svg:y="18.203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frame draw:name="Rectangle 3" presentation:style-name="pr7" draw:text-style-name="P20" draw:layer="layout" svg:width="23.706cm" svg:height="7.747cm" svg:x="0.847cm" svg:y="3.175cm" presentation:class="outline" presentation:user-transformed="true">
          <draw:text-box>
            <text:list text:style-name="L5">
              <text:list-item>
                <text:p text:style-name="P36"><text:span text:style-name="T26">Initialization of object members.</text:span></text:p>
              </text:list-item>
              <text:list-item>
                <text:p text:style-name="P36"><text:span text:style-name="T26">Initialization of constants and reference variables.</text:span></text:p>
              </text:list-item>
              <text:list-item>
                <text:p text:style-name="P36"><text:span text:style-name="T26">Initialization of parent class.</text:span></text:p>
              </text:list-item>
              <text:list-item>
                <text:p text:style-name="P36"><text:span text:style-name="T26">It is faster and safer to use the initialization list than initialization in the constructor</text:span></text:p>
              </text:list-item>
            </text:list>
          </draw:text-box>
        </draw:frame>
        <anim:par presentation:node-type="timing-root">
          <anim:par smil:begin="id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4">
          <draw:page-thumbnail draw:style-name="gr3" draw:layer="layout" svg:width="14.848cm" svg:height="11.136cm" svg:x="3.075cm" svg:y="2.257cm" draw:page-number="9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שקופית_20_כותרת" presentation:presentation-page-layout-name="AL1T0" xml:id="id10" draw:id="id10">
        <draw:frame draw:name="Rectangle 2" presentation:style-name="pr9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More on initialization &amp; C++11:</text:span><text:span text:style-name="T1"><text:line-break/></text:span><text:span text:style-name="T1">1-composition, 2-initialization</text:span></text:p>
          </draw:text-box>
        </draw:frame>
        <anim:par presentation:node-type="timing-root">
          <anim:par smil:begin="id1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4">
          <draw:page-thumbnail draw:style-name="gr3" draw:layer="layout" svg:width="14.848cm" svg:height="11.136cm" svg:x="3.075cm" svg:y="2.257cm" draw:page-number="10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onsolas1" svg:font-family="Consolas"/>
    <style:font-face style:name="Arial4" svg:font-family="Arial" style:font-family-generic="modern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rial" svg:font-family="Arial" style:font-pitch="variable"/>
    <style:font-face style:name="Consolas" svg:font-family="Consola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2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DejaVu Sans1" svg:font-family="'DejaVu Sans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0000000001000000001D32C84ABC71FCAFD.png" xlink:type="simple" xlink:show="embed" xlink:actuate="onLoad"/>
    <draw:fill-image draw:name="msFillBitmap_20_10" draw:display-name="msFillBitmap 10" xlink:href="Pictures/100000000000001000000001D32C84ABC71FCAFD.png" xlink:type="simple" xlink:show="embed" xlink:actuate="onLoad"/>
    <draw:fill-image draw:name="msFillBitmap_20_2" draw:display-name="msFillBitmap 2" xlink:href="Pictures/100000000000001000000001D32C84ABC71FCAFD.png" xlink:type="simple" xlink:show="embed" xlink:actuate="onLoad"/>
    <draw:fill-image draw:name="msFillBitmap_20_3" draw:display-name="msFillBitmap 3" xlink:href="Pictures/100000000000001000000001D32C84ABC71FCAFD.png" xlink:type="simple" xlink:show="embed" xlink:actuate="onLoad"/>
    <draw:fill-image draw:name="msFillBitmap_20_4" draw:display-name="msFillBitmap 4" xlink:href="Pictures/100000000000001000000001D32C84ABC71FCAFD.png" xlink:type="simple" xlink:show="embed" xlink:actuate="onLoad"/>
    <draw:fill-image draw:name="msFillBitmap_20_5" draw:display-name="msFillBitmap 5" xlink:href="Pictures/100000000000001000000001D32C84ABC71FCAFD.png" xlink:type="simple" xlink:show="embed" xlink:actuate="onLoad"/>
    <draw:fill-image draw:name="msFillBitmap_20_6" draw:display-name="msFillBitmap 6" xlink:href="Pictures/100000000000001000000001D32C84ABC71FCAFD.png" xlink:type="simple" xlink:show="embed" xlink:actuate="onLoad"/>
    <draw:fill-image draw:name="msFillBitmap_20_7" draw:display-name="msFillBitmap 7" xlink:href="Pictures/100000000000001000000001D32C84ABC71FCAFD.png" xlink:type="simple" xlink:show="embed" xlink:actuate="onLoad"/>
    <draw:fill-image draw:name="msFillBitmap_20_8" draw:display-name="msFillBitmap 8" xlink:href="Pictures/100000000000001000000001D32C84ABC71FCAFD.png" xlink:type="simple" xlink:show="embed" xlink:actuate="onLoad"/>
    <draw:fill-image draw:name="msFillBitmap_20_9" draw:display-name="msFillBitmap 9" xlink:href="Pictures/100000000000001000000001D32C84ABC71FCAF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background" style:display-name="שקופית כותרת_-background" style:family="presentation">
      <style:graphic-properties draw:stroke="none" draw:fill="gradient"/>
      <style:text-properties style:letter-kerning="true"/>
    </style:style>
    <style:style style:name="שקופית_20_כותרת_5f_-backgroundobjects" style:display-name="שקופית כותרת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_5f_-notes" style:display-name="שקופית כותרת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_5f_-outline1" style:display-name="שקופית כותרת_-outline1" style:family="presentation">
      <style:graphic-properties draw:stroke="none" draw:fill="none" draw:auto-grow-height="false" draw:fit-to-size="shrink-to-fit">
        <text:list-style style:name="שקופית_20_כותרת_5f_-outline1" style:display-name="שקופית כותרת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outline2" style:display-name="שקופית כותרת_-outline2" style:family="presentation" style:parent-style-name="שקופית_20_כותרת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3" style:display-name="שקופית כותרת_-outline3" style:family="presentation" style:parent-style-name="שקופית_20_כותרת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4" style:display-name="שקופית כותרת_-outline4" style:family="presentation" style:parent-style-name="שקופית_20_כותרת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5" style:display-name="שקופית כותרת_-outline5" style:family="presentation" style:parent-style-name="שקופית_20_כותרת_5f_-outline4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6" style:display-name="שקופית כותרת_-outline6" style:family="presentation" style:parent-style-name="שקופית_20_כותרת_5f_-outline5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7" style:display-name="שקופית כותרת_-outline7" style:family="presentation" style:parent-style-name="שקופית_20_כותרת_5f_-outline6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8" style:display-name="שקופית כותרת_-outline8" style:family="presentation" style:parent-style-name="שקופית_20_כותרת_5f_-outline7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9" style:display-name="שקופית כותרת_-outline9" style:family="presentation" style:parent-style-name="שקופית_20_כותרת_5f_-outline8">
      <style:paragraph-properties fo:margin-top="0.1cm" fo:margin-bottom="0cm"/>
      <style:text-properties fo:font-size="20pt" style:font-size-asian="20pt" style:font-size-complex="20pt"/>
    </style:style>
    <style:style style:name="שקופית_20_כותרת_5f_-subtitle" style:display-name="שקופית כותרת_-subtitle" style:family="presentation">
      <style:graphic-properties draw:stroke="none" draw:fill="none" draw:textarea-vertical-align="middle">
        <text:list-style style:name="שקופית_20_כותרת_5f_-subtitle" style:display-name="שקופית כותרת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_5f_-title" style:display-name="שקופית כותרת_-title" style:family="presentation">
      <style:graphic-properties draw:stroke="none" draw:fill="none" draw:textarea-vertical-align="middle">
        <text:list-style style:name="שקופית_20_כותרת_5f_-title" style:display-name="שקופית כותרת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35cm" draw:fill="solid" draw:fill-color="#ffffff" draw:textarea-vertical-align="middle" draw:auto-grow-height="false" draw:fit-to-size="false" fo:min-height="18.8cm" fo:min-width="24.9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0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17.802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1" style:family="graphic" style:parent-style-name="standard">
      <style:graphic-properties draw:stroke="none" svg:stroke-width="0.053cm" draw:fill="solid" draw:fill-color="#d34817" draw:textarea-vertical-align="middle" draw:auto-grow-height="false" draw:fit-to-size="false" fo:min-height="3.993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2" style:family="graphic" style:parent-style-name="standard">
      <style:graphic-properties draw:stroke="none" svg:stroke-width="0.053cm" draw:fill="solid" draw:fill-color="#e5b1ab" draw:textarea-vertical-align="middle" draw:auto-grow-height="false" draw:fit-to-size="false" fo:min-height="0.085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3" style:family="graphic" style:parent-style-name="standard">
      <style:graphic-properties draw:stroke="none" svg:stroke-width="0.053cm" draw:fill="solid" draw:fill-color="#918485" draw:textarea-vertical-align="middle" draw:auto-grow-height="false" draw:fit-to-size="false" fo:min-height="0.057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85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שקופית_20_כותרת_5f_-backgroundobjects">
      <style:graphic-properties draw:stroke="solid" svg:stroke-width="0.106cm" svg:stroke-color="#ffffff" draw:fill="solid" draw:fill-color="#ffffff" draw:textarea-vertical-align="middle" draw:auto-grow-height="false" draw:fit-to-size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2" style:family="presentation" style:parent-style-name="שקופית_20_כותרת_5f_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3" style:family="presentation" style:parent-style-name="שקופית_20_כותרת_5f_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Mpr14" style:family="presentation" style:parent-style-name="שקופית_20_כותרת_5f_-backgroundobjects">
      <style:graphic-properties draw:stroke="none" draw:fill="none" draw:fill-color="#ffffff" draw:auto-grow-height="false" fo:min-height="1.485cm"/>
    </style:style>
    <style:style style:name="Mpr15" style:family="presentation" style:parent-style-name="שקופית_20_כותרת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8-02-13">13/2/18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סגנון כותרת של 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draw:name="מציין מיקום של מספר שקופית 5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קופית_20_כותרת_5f_" style:display-name="שקופית כותרת_" style:page-layout-name="PM1" draw:style-name="Mdp1">
      <draw:custom-shape draw:name="מלבן 8" draw:style-name="Mgr8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9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8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10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8-02-13">13/2/18</text:date></text:span></text:p>
        </draw:text-box>
      </draw:frame>
      <draw:frame draw:name="מציין מיקום של כותרת תחתונה 16" presentation:style-name="Mpr1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1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11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12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13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1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סגנון כותרת של תבנית בסיס</text:span></text:p>
        </draw:text-box>
      </draw:frame>
      <draw:frame presentation:style-name="שקופית_20_כותרת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_5f_-title" draw:layer="backgroundobjects" svg:width="14.848cm" svg:height="11.136cm" svg:x="3.075cm" svg:y="2.257cm" presentation:class="page"/>
        <draw:frame presentation:style-name="שקופית_20_כותרת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082</meta:editing-cycles>
    <meta:print-date>1999-11-04T13:06:28</meta:print-date>
    <meta:creation-date>1999-10-10T10:49:40</meta:creation-date>
    <dc:date>2018-02-13T14:54:36.787832144</dc:date>
    <meta:editing-duration>P26DT17H56M39S</meta:editing-duration>
    <meta:generator>LibreOffice/5.1.6.2$Linux_X86_64 LibreOffice_project/10m0$Build-2</meta:generator>
    <meta:document-statistic meta:object-count="131"/>
    <meta:user-defined meta:name="AppVersion">15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7</meta:user-defined>
    <meta:user-defined meta:name="Other" meta:value-type="string"/>
    <meta:user-defined meta:name="OutputDir" meta:value-type="string">c:\temp</meta:user-defined>
    <meta:user-defined meta:name="PresentationFormat" meta:value-type="string">On-screen Show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45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